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1.0132in" fo:margin-left="-0.4438in" fo:margin-right="-0.6514in" style:page-number="0" table:align="margins" style:writing-mode="lr-tb"/>
    </style:style>
    <style:style style:name="Tabelle1.A" style:family="table-column">
      <style:table-column-properties style:column-width="0.666in" style:rel-column-width="959*"/>
    </style:style>
    <style:style style:name="Tabelle1.B" style:family="table-column">
      <style:table-column-properties style:column-width="0.5319in" style:rel-column-width="766*"/>
    </style:style>
    <style:style style:name="Tabelle1.C" style:family="table-column">
      <style:table-column-properties style:column-width="2.2076in" style:rel-column-width="3179*"/>
    </style:style>
    <style:style style:name="Tabelle1.D" style:family="table-column">
      <style:table-column-properties style:column-width="3.3854in" style:rel-column-width="4875*"/>
    </style:style>
    <style:style style:name="Tabelle1.E" style:family="table-column">
      <style:table-column-properties style:column-width="1.3021in" style:rel-column-width="1875*"/>
    </style:style>
    <style:style style:name="Tabelle1.F" style:family="table-column">
      <style:table-column-properties style:column-width="1.5in" style:rel-column-width="2160*"/>
    </style:style>
    <style:style style:name="Tabelle1.G" style:family="table-column">
      <style:table-column-properties style:column-width="1.4201in" style:rel-column-width="204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7" style:family="paragraph" style:parent-style-name="Header">
      <style:paragraph-properties fo:margin-left="0.0626in" fo:margin-right="-0.6457in" fo:text-align="end" style:justify-single-word="false" fo:text-indent="0in" style:auto-text-indent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margin-left="0in" fo:margin-right="1.7957in" fo:text-indent="0in" style:auto-text-indent="false"/>
    </style:style>
    <style:style style:name="P19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2in" fo:margin-right="0.1437in" fo:text-align="center" style:justify-single-word="false" fo:orphans="0" fo:widows="0" fo:text-indent="0in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2in" fo:margin-right="0.1437in" fo:orphans="0" fo:widows="0" fo:text-indent="0in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2in" fo:margin-right="0.1437in" fo:text-indent="0in" style:auto-text-indent="false"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2in" fo:margin-right="0.1437in" fo:text-indent="0in" style:auto-text-indent="false"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text-underline-style="solid"/>
    </style:style>
    <style:style style:name="T13" style:family="text">
      <style:text-properties fo:font-style="italic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7"/><text:p text:style-name="P3"><text:span text:style-name="T8">Materialliste</text:span> <text:span text:style-name="T9">Projekttag</text:span> {ptkuerzel} {ptjahr}</text:p><text:h text:style-name="P39" text:outline-level="1"/><text:h text:style-name="P40" text:outline-level="1"><text:span text:style-name="T3">Teamkoffer:</text:span><text:span text:style-name="T4"><text:tab/></text:span></text:h><text:p text:style-name="P22"/><text:h text:style-name="P43" text:outline-level="1">ausreichend Metaplankarten (verschiedene Farben)</text:h><text:h text:style-name="P43" text:outline-level="1">ausreichend Stifte</text:h><text:h text:style-name="P46" text:outline-level="2">Pinnadeln</text:h><text:h text:style-name="P46" text:outline-level="2">Kreppband (2 Rollen)</text:h><text:h text:style-name="P46" text:outline-level="2">Klebestifte, Klebezettel</text:h><text:h text:style-name="P46" text:outline-level="2">2 Schreibunterlagen</text:h><text:p text:style-name="P23"/><text:h text:style-name="P41" text:outline-level="1"><text:span text:style-name="T3">Materialien:</text:span><text:span text:style-name="T4"><text:tab/></text:span></text:h><text:p text:style-name="P24"/><text:h text:style-name="P44" text:outline-level="1">mind. 3 Pinwände</text:h><text:h text:style-name="P44" text:outline-level="1">mind. 6 Bögen Pinnwandpapier</text:h><text:h text:style-name="P44" text:outline-level="1">Einsatzinformationen für TeamerInnen</text:h><text:h text:style-name="P44" text:outline-level="1">Anfahrtsbeschreibung</text:h><text:h text:style-name="P44" text:outline-level="1">E (magnetisiertes) Europapuzzle</text:h><text:h text:style-name="P44" text:outline-level="1">E fünf laminierte A3-Karten mit Dimensionen Europas</text:h><text:p text:style-name="P20">E Film</text:p><text:p text:style-name="P20">Klebezettel</text:p><text:p text:style-name="P20">E Infoblatt für Schüler_innen, ggf. Infomaterial NDC</text:p><text:p text:style-name="P26"/><text:h text:style-name="P42" text:outline-level="1"><text:span text:style-name="T3">Teamordner:<text:tab/></text:span><text:span text:style-name="T4"><text:tab/><text:tab/></text:span></text:h><text:p text:style-name="P25"/><text:h text:style-name="P45" text:outline-level="1">Materialliste PT E</text:h><text:h text:style-name="P45" text:outline-level="1">ZIM PT E</text:h><text:h text:style-name="P45" text:outline-level="1">Teilnahmelisten </text:h><text:h text:style-name="P45" text:outline-level="1">Honorarbelege </text:h><text:h text:style-name="P45" text:outline-level="1">Quittungsbelege</text:h><text:h text:style-name="P45" text:outline-level="1">HospitantInnen Rückmeldebögen</text:h><text:h text:style-name="P45" text:outline-level="1">Reflexionsbögen</text:h><text:h text:style-name="P45" text:outline-level="1">LehrerInnen-Rückmeldebögen</text:h><text:p text:style-name="P28"/><text:p text:style-name="P27">Ordner PT {ptkuerzel} {ptjahr}:</text:p><text:p text:style-name="P27"/><text:p text:style-name="P21">[!-- BEGIN koffer --]<text:span text:style-name="T10">{kuerzel} {lnr}</text:span><text:tab/><text:span text:style-name="T7">{kofferInhalt}</text:span></text:p><text:p text:style-name="P21">[!-- END koffer --]</text:p><text:p text:style-name="P19"/><text:p text:style-name="P38">PT {ptkuerzel} {ptjahr}</text:p><text:p text:style-name="P6">{nameZim}</text:p><text:p text:style-name="P5"/><text:section text:style-name="Sect1" text:name="Bereich1"><text:p text:style-name="P7">Ziele des PT {ptkuerzel} </text:p><text:p text:style-name="P4">{zieleZim}</text:p><text:p text:style-name="P4"/><text:p text:style-name="P7">Zielgruppe </text:p><text:p text:style-name="P4">• {zielGruppe}</text:p><text:p text:style-name="P4"/><text:p text:style-name="P11">Stundenübersicht</text:p><text:list xml:id="list1961797484" text:style-name="L1">[!-- BEGIN stdn --]<text:list-item><text:p text:style-name="P36">Stunde: {nameStunde} </text:p></text:list-item>[!-- END stdn --]</text:list><text:p text:style-name="Standard"/><text:p text:style-name="P10"><text:span text:style-name="T11">Roter Faden</text:span> </text:p><text:p text:style-name="P8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29">Nr.</text:p></table:table-cell><table:table-cell table:style-name="Tabelle1.A1" office:value-type="string"><text:p text:style-name="P9">Zeit in min.</text:p></table:table-cell><table:table-cell table:style-name="Tabelle1.A1" office:value-type="string"><text:p text:style-name="P30">Ziel</text:p></table:table-cell><table:table-cell table:style-name="Tabelle1.A1" office:value-type="string"><text:p text:style-name="P30">Inhalt</text:p></table:table-cell><table:table-cell table:style-name="Tabelle1.A1" office:value-type="string"><text:p text:style-name="P31">Methode</text:p></table:table-cell><table:table-cell table:style-name="Tabelle1.A1" office:value-type="string"><text:p text:style-name="P30">Rolle TM</text:p></table:table-cell><table:table-cell table:style-name="Tabelle1.G1" office:value-type="string"><text:p text:style-name="P30">Anlagen/</text:p><text:p text:style-name="P30">Hilfsmittel</text:p></table:table-cell></table:table-row></table:table-header-rows><table:table-row table:style-name="Tabelle1.1"><table:table-cell table:style-name="Tabelle1.A2" table:number-columns-spanned="7" office:value-type="string"><text:p text:style-name="P32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33">[!-- BEGIN row.anlagen --]{name}</text:p></table:table-cell><table:table-cell table:style-name="Tabelle1.A3" office:value-type="string"><text:p text:style-name="P34">{zeit}</text:p></table:table-cell><table:table-cell table:style-name="Tabelle1.A3" office:value-type="string"><text:p text:style-name="P33">{ziel}</text:p></table:table-cell><table:table-cell table:style-name="Tabelle1.A3" office:value-type="string"><text:p text:style-name="P33">{kurzinhalt}</text:p></table:table-cell><table:table-cell table:style-name="Tabelle1.A3" office:value-type="string"><text:p text:style-name="P35">{methode}</text:p></table:table-cell><table:table-cell table:style-name="Tabelle1.A3" office:value-type="string"><text:p text:style-name="P33">{rolletm}</text:p></table:table-cell><table:table-cell table:style-name="Tabelle1.G3" office:value-type="string"><text:p text:style-name="P47">{name2}</text:p><text:p text:style-name="P48"><text:span text:style-name="T5">{material}</text:span><text:span text:style-name="T6">[!-- END row.anlagen --]</text:span></text:p></table:table-cell></table:table-row></table:table>[!-- END stunden --]<text:p text:style-name="P18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margin-left="0.0626in" fo:margin-right="-0.6457in" fo:text-align="end" style:justify-single-word="false" fo:text-indent="0in" style:auto-text-indent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4098in" fo:margin-bottom="0.1701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3T16:10:47.99">23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23T16:10:47.99">23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0.4374in" svg:y="-0.1362in" svg:width="0.9874in" svg:height="0.6055in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7-23T16:10:47.99">23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19</meta:editing-cycles>
    <meta:generator>OpenOffice.org/3.2$Linux OpenOffice.org_project/320m12$Build-9483</meta:generator>
    <meta:editing-duration>PT00H12M06S</meta:editing-duration>
    <meta:initial-creator>root </meta:initial-creator>
    <dc:date>2010-07-23T16:10:47</dc:date>
    <dc:creator>root </dc:creator>
    <meta:document-statistic meta:table-count="1" meta:image-count="3" meta:object-count="0" meta:page-count="3" meta:paragraph-count="66" meta:word-count="164" meta:character-count="1336"/>
    <meta:user-defined meta:name="Info 1"/>
    <meta:user-defined meta:name="Info 2"/>
    <meta:user-defined meta:name="Info 3"/>
    <meta:user-defined meta:name="Info 4"/>
  </office:meta>
</office:document-meta>
</file>